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.tarResource( Resource r , TarOutputStream tOut , String vPath , TarFileSet tarFileSet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07">
            <text:p text:style-name="Table_20_Contents">107</text:p>
          </table:table-cell>
        </table:table-row>
        <table:table-row>
          <table:table-cell office:value-type="string">
            <text:p text:style-name="Table_20_Contents">Tar.tarFile( File file , TarOutputStream tOut , String vPath , TarFileSet tarFile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.check( ResourceCollection rc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TarFileSet.setMode( String octal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.archiveIsUpToDate( Resour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arFileSet.g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.asTarFileSet( ArchiveFileSet archiveFileSe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ar.createTarFi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LongFileMod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FileSet.TarFi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.setBasedir(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CompressionMethod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.supportsNonFile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LongFileMode.isWarn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FileSet.setPreserveLeadingSlashe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.getFileNames( File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rFileSet.getPreserveLeadingSlas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.tar( ResourceCollection rc , TarOutputStream tOu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ar.check( File basedir , String [ ] fil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r.setDestFile(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LongFileMode.TarLongFil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CompressionMethod.TarCompressi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CompressionMethod.compress( final OutputStream o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rFileSet.getFiles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.setLongfile( String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FileSet.TarFileSet( FileSet 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LongFileMode.isTruncat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LongFileMode.isOmi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.archiveIsUpToDate( String [ ] files ,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.setTarfile( File tar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.isFileFileSet( ResourceCollection 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.execute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Tar.archiveIsUpToDate( String [ ]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.add( ResourceCollection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.setLongfile( TarLongFile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LongFileMode.isFail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.setCompression( TarCompressionMethod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LongFileMode.isGnu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